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77a6" officeooo:paragraph-rsid="001a77a6"/>
    </style:style>
    <style:style style:name="P2" style:family="paragraph" style:parent-style-name="Standard">
      <style:text-properties fo:font-weight="bold" officeooo:rsid="001c694b" officeooo:paragraph-rsid="001c694b" style:font-weight-asian="bold" style:font-weight-complex="bold"/>
    </style:style>
    <style:style style:name="P3" style:family="paragraph" style:parent-style-name="Standard">
      <style:text-properties fo:font-weight="normal" officeooo:rsid="001c694b" officeooo:paragraph-rsid="001c694b" style:font-weight-asian="normal" style:font-weight-complex="normal"/>
    </style:style>
    <style:style style:name="P4" style:family="paragraph" style:parent-style-name="Standard">
      <style:text-properties fo:font-weight="normal" officeooo:rsid="001a77a6" officeooo:paragraph-rsid="001c694b" style:font-weight-asian="normal" style:font-weight-complex="normal"/>
    </style:style>
    <style:style style:name="P5" style:family="paragraph" style:parent-style-name="Standard">
      <style:text-properties officeooo:rsid="00217564" officeooo:paragraph-rsid="00217564"/>
    </style:style>
    <style:style style:name="P6" style:family="paragraph" style:parent-style-name="Standard">
      <style:text-properties fo:font-weight="bold" officeooo:rsid="001c694b" officeooo:paragraph-rsid="001c694b" style:font-weight-asian="bold" style:font-weight-complex="bold"/>
    </style:style>
    <style:style style:name="P7" style:family="paragraph" style:parent-style-name="Standard">
      <style:text-properties fo:font-weight="bold" officeooo:rsid="0022d78f" officeooo:paragraph-rsid="0022d78f" style:font-weight-asian="bold" style:font-weight-complex="bold"/>
    </style:style>
    <style:style style:name="P8" style:family="paragraph" style:parent-style-name="Standard">
      <style:text-properties fo:font-weight="bold" officeooo:rsid="001e4f98" officeooo:paragraph-rsid="00267a0d" style:font-weight-asian="bold" style:font-weight-complex="bold"/>
    </style:style>
    <style:style style:name="P9" style:family="paragraph" style:parent-style-name="Standard">
      <style:text-properties fo:font-weight="bold" officeooo:rsid="00217564" officeooo:paragraph-rsid="00276204" style:font-weight-asian="bold" style:font-weight-complex="bold"/>
    </style:style>
    <style:style style:name="P10" style:family="paragraph" style:parent-style-name="Standard">
      <style:text-properties officeooo:rsid="001a77a6" officeooo:paragraph-rsid="001a77a6"/>
    </style:style>
    <style:style style:name="P11" style:family="paragraph" style:parent-style-name="Standard">
      <style:text-properties fo:font-weight="normal" officeooo:rsid="002881b4" officeooo:paragraph-rsid="002881b4" style:font-weight-asian="normal" style:font-weight-complex="normal"/>
    </style:style>
    <style:style style:name="T1" style:family="text">
      <style:text-properties officeooo:rsid="001ab60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77a6" style:font-weight-asian="normal" style:font-weight-complex="normal"/>
    </style:style>
    <style:style style:name="T5" style:family="text">
      <style:text-properties fo:font-weight="normal" officeooo:rsid="001f80e6" style:font-weight-asian="normal" style:font-weight-complex="normal"/>
    </style:style>
    <style:style style:name="T6" style:family="text">
      <style:text-properties fo:font-weight="normal" officeooo:rsid="0023ba4e" style:font-weight-asian="normal" style:font-weight-complex="normal"/>
    </style:style>
    <style:style style:name="T7" style:family="text">
      <style:text-properties fo:font-weight="normal" officeooo:rsid="0024d97f" style:font-weight-asian="normal" style:font-weight-complex="normal"/>
    </style:style>
    <style:style style:name="T8" style:family="text">
      <style:text-properties fo:font-weight="normal" officeooo:rsid="00267a0d" style:font-weight-asian="normal" style:font-weight-complex="normal"/>
    </style:style>
    <style:style style:name="T9" style:family="text">
      <style:text-properties officeooo:rsid="002881b4"/>
    </style:style>
    <style:style style:name="T10" style:family="text">
      <style:text-properties officeooo:rsid="002960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able NLP</text:p>
      <text:p text:style-name="P1"/>
      <text:p text:style-name="P8"><text:span text:style-name="T3">Explainable NLP involves having the NLP system give justifications for its predictions. </text:span><text:span text:style-name="T5">Current models for explainable NLP <text:s/>focus on justifying by interpreting the inputs and making connections between the inputs and outputs. </text:span></text:p>
      <text:p text:style-name="P1"/>
      <text:p text:style-name="P1">(1) <text:span text:style-name="T9">Extracting Knowledge</text:span></text:p>
      <text:p text:style-name="P1"/>
      <text:p text:style-name="P1"><text:span text:style-name="T2">Paragraph</text:span> “<text:span text:style-name="T1">In September 2018, Tony’s parents dropped him off at the train station leaving Manchester for London for his first day at Imperial. Unfortunately, Imperial decided to reject Tony after his first day after they found out he went to UCL for his undergraduate. He did however manage to sneak into lectures after selling many beautiful solutions to undergraduates.</text:span>” </text:p>
      <text:p text:style-name="P1"/>
      <text:p text:style-name="P2">Question: <text:span text:style-name="T3">“What city did Tony move to in 2018?”</text:span></text:p>
      <text:p text:style-name="P3"/>
      <text:p text:style-name="P2">Answer: <text:span text:style-name="T3">London</text:span></text:p>
      <text:p text:style-name="P3"/>
      <text:p text:style-name="P3">But…….</text:p>
      <text:p text:style-name="P3"/>
      <text:p text:style-name="P2">Paragraph <text:span text:style-name="T4">“In September 2018, Tony’s parents dropped him off at the train station leaving Manchester for London for his first day at Imperial. Unfortunately, Imperial decided to reject Tony after his first day after they found out he went to UCL for his undergraduate. He did however manage to sneak into lectures after selling many beautiful solutions to undergraduates. </text:span><text:span text:style-name="T3">Buzzard moved to the city of Oxford in 2019.</text:span><text:span text:style-name="T4">” </text:span></text:p>
      <text:p text:style-name="P4"/>
      <text:p text:style-name="P2">Question: <text:span text:style-name="T3">“What city did Buzzard move to in 2019?”</text:span></text:p>
      <text:p text:style-name="P3"/>
      <text:p text:style-name="P2">Answer:<text:span text:style-name="T3"> Oxford</text:span></text:p>
      <text:p text:style-name="P2"><text:span text:style-name="T3"/></text:p>
      <text:p text:style-name="P9"><text:span text:style-name="T3">Adapted from https://thegradient.pub/frontiers-of-generalization-in-natural-language-processing/</text:span></text:p>
      <text:p text:style-name="P2"><text:span text:style-name="T3"/></text:p>
      <text:p text:style-name="P7"><text:span text:style-name="T3">Note that </text:span><text:span text:style-name="T6">an NLP algorithm would give a </text:span><text:span text:style-name="T8">significantly </text:span><text:span text:style-name="T6">less accurate </text:span><text:span text:style-name="T7">response to the secound paragraph, </text:span><text:span text:style-name="T8">than the first. Here it would be useful information to see the ‘thought’ process behind the NLP algorithm and see what the algorithm has learned from the text. </text:span></text:p>
      <text:p text:style-name="P3"/>
      <text:p text:style-name="P11">Throughout the 1950s – 1990s during the time of language rules, extracting knowledge from the model is very simple as one could just read the algorithm and use the rules within the algorithm. But with the current deep learning algorithms that use reinforced learning to generate new rules that werent specified within the original specification, it is not necessarily possible to extract the knowledge the algorithm has learned. </text:p>
      <text:p text:style-name="P11"/>
      <text:p text:style-name="P11">It is even predicted that in the future that the algorithms can write their own rules that may not nessarily be clear to humans. This leads onto exciting new insights into how language is formed and <text:span text:style-name="T10">different interpretations are made by the addition of more text or the change of syntax. </text:span></text:p>
      <text:p text:style-name="P1"/>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6:42:53.470681658</meta:creation-date>
    <dc:date>2019-02-06T20:28:32.525616103</dc:date>
    <meta:editing-duration>PT24M55S</meta:editing-duration>
    <meta:editing-cycles>6</meta:editing-cycles>
    <meta:generator>LibreOffice/6.0.7.3$Linux_X86_64 LibreOffice_project/00m0$Build-3</meta:generator>
    <meta:document-statistic meta:table-count="0" meta:image-count="0" meta:object-count="0" meta:page-count="1" meta:paragraph-count="14" meta:word-count="352" meta:character-count="2263" meta:non-whitespace-character-count="1917"/>
  </office:meta>
</office:document-meta>
</file>